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88C48C2BF5D8D54674.png" manifest:media-type="image/png"/>
  <manifest:file-entry manifest:full-path="Pictures/1000020100000480000002882357E7590F6FA4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51cm" fo:min-width="3.352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91cm" fo:min-width="3.352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42cm" fo:min-width="3.352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91cm" fo:min-width="7.336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91cm" fo:min-width="10.76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82cm" fo:min-width="6.371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42cm" fo:min-width="3.912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31cm" fo:min-width="6.371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82cm" fo:min-width="3.975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9cm" fo:min-width="11.595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702cm" fo:min-width="2.698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3.859cm" svg:height="7.158cm" svg:x="2.247cm" svg:y="1.992cm">
          <text:p text:style-name="P1"><text:span text:style-name="T1">- Research </text:span><text:span text:style-name="T1">equipment cost</text:span></text:p>
          <text:p text:style-name="P1"><text:span text:style-name="T1">- Logistics to </text:span><text:span text:style-name="T1">access </text:span><text:span text:style-name="T1">research </text:span><text:span text:style-name="T1">equi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3.859cm" svg:height="3.298cm" svg:x="6.201cm" svg:y="2.054cm">
          <text:p text:style-name="P1"><text:span text:style-name="T2">-Survey needs and demands of researchers/educators</text:span></text:p>
          <text:p text:style-name="P1"><text:span text:style-name="T2">-Build Open Tools to meet the de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3.859cm" svg:height="3.049cm" svg:x="6.201cm" svg:y="6.101cm">
          <text:p text:style-name="P1"><text:span text:style-name="T2">-Survey response rate</text:span></text:p>
          <text:p text:style-name="P1"><text:span text:style-name="T2">-community involvement in building proto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7.843cm" svg:height="3.298cm" svg:x="2.216cm" svg:y="9.899cm">
          <text:p text:style-name="P1"><text:span text:style-name="T1">-Surveying system (translations in diff languages)</text:span></text:p>
          <text:p text:style-name="P1"><text:span text:style-name="T1">-Access to different networks</text:span></text:p>
          <text:p text:style-name="P1"><text:span text:style-name="T1">-People capable of building 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11.267cm" svg:height="3.298cm" svg:x="10.216cm" svg:y="2.023cm">
          <text:p text:style-name="P1"><text:span text:style-name="T1">-Building tools following demand - Large user/contributor base for tools developed</text:span></text:p>
          <text:p text:style-name="P1"><text:span text:style-name="T1">-Open source equipment can be adapted to different local realities and calibrated to a standard, increasing reproducibility in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2" draw:layer="layout" svg:width="6.878cm" svg:height="2.489cm" svg:x="10.216cm" svg:y="6.661cm">
          <text:p text:style-name="P1"><text:span text:style-name="T2">audience:Researchers &amp; educators</text:span></text:p>
          <text:p text:style-name="P1"><text:span text:style-name="T2">Early adopters: DIYers, tinkerers, researchers already building their own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2" draw:layer="layout" svg:width="4.419cm" svg:height="3.049cm" svg:x="17.064cm" svg:y="6.225cm">
          <text:p text:style-name="P1"><text:span text:style-name="T2">Social media contact, writing methods paper describing tools, showcases in workshops, scientific mee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2" draw:layer="layout" svg:width="6.878cm" svg:height="2.738cm" svg:x="10.216cm" svg:y="10.459cm">
          <text:p text:style-name="P1"><text:span text:style-name="T1">Researchers that make OSH</text:span></text:p>
          <text:p text:style-name="P1"><text:span text:style-name="T1">Science enthusiasts, makers, teach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2" draw:layer="layout" svg:width="4.482cm" svg:height="2.489cm" svg:x="17.002cm" svg:y="10.552cm">
          <text:p text:style-name="P1"><text:span text:style-name="T2">Workshops, Maker faires, Online, contact to publication authors, contact in social m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12.102cm" svg:height="0.746cm" svg:x="13.298cm" svg:y="0.187cm">
          <text:p text:style-name="P1"><text:span text:style-name="T3">Building Open Source Hardware following de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2" draw:layer="layout" svg:width="3.205cm" svg:height="2.209cm" svg:x="21.758cm" svg:y="10.988cm">
          <text:p text:style-name="P1"><text:span text:style-name="T4">See next slide for instruct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5">Go to </text:span><text:span text:style-name="T6">File</text:span><text:span text:style-name="T5"> &gt; </text:span><text:span text:style-name="T6">Make a Copy…</text:span><text:span text:style-name="T5"> to make your own canvas</text:span></text:p>
              <text:p text:style-name="P1"><text:span text:style-name="T5">See next slide for instructions</text:span></text:p>
            </draw:text-box>
          </draw:frame>
        </presentation:notes>
      </draw:page>
      <draw:page draw:name="page2" draw:style-name="dp1" draw:master-page-name="TITLE" presentation:presentation-page-layout-name="AL1T0">
        <draw:custom-shape draw:name="Google Shape;54;p13" draw:style-name="gr4" draw:text-style-name="P4" draw:layer="layout" svg:width="3.859cm" svg:height="7.158cm" svg:x="2.247cm" svg:y="1.992cm">
          <text:p text:style-name="P1"><text:span text:style-name="T1">- Research equipment cost</text:span></text:p>
          <text:p text:style-name="P1"><text:span text:style-name="T1">- Logistics to access research equi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5" draw:text-style-name="P4" draw:layer="layout" svg:width="3.859cm" svg:height="3.298cm" svg:x="6.201cm" svg:y="2.054cm">
          <text:p text:style-name="P1"><text:span text:style-name="T2">-Survey needs and demands of researchers/educators</text:span></text:p>
          <text:p text:style-name="P1"><text:span text:style-name="T2">-Build Open Tools to meet the de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6" draw:text-style-name="P4" draw:layer="layout" svg:width="3.859cm" svg:height="3.049cm" svg:x="6.201cm" svg:y="6.101cm">
          <text:p text:style-name="P1"><text:span text:style-name="T2">-Survey response rate</text:span></text:p>
          <text:p text:style-name="P1"><text:span text:style-name="T2">-community involvement in building proto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7" draw:text-style-name="P4" draw:layer="layout" svg:width="7.843cm" svg:height="3.298cm" svg:x="2.216cm" svg:y="9.899cm">
          <text:p text:style-name="P1"><text:span text:style-name="T1">-Surveying system (translations in diff languages)</text:span></text:p>
          <text:p text:style-name="P1"><text:span text:style-name="T1">-Access to different networks</text:span></text:p>
          <text:p text:style-name="P1"><text:span text:style-name="T1">-People capable of building 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8" draw:text-style-name="P4" draw:layer="layout" svg:width="11.267cm" svg:height="3.298cm" svg:x="10.216cm" svg:y="2.023cm">
          <text:p text:style-name="P1"><text:span text:style-name="T1">-Building tools following demand - Large user/contributor base for tools developed</text:span></text:p>
          <text:p text:style-name="P1"><text:span text:style-name="T1">-Open source equipment can be adapted to different local realities and calibrated to a standard, increasing reproducibility in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9" draw:text-style-name="P4" draw:layer="layout" svg:width="6.878cm" svg:height="2.489cm" svg:x="10.216cm" svg:y="6.661cm">
          <text:p text:style-name="P1"><text:span text:style-name="T2">audience:Researchers &amp; educators</text:span></text:p>
          <text:p text:style-name="P1"><text:span text:style-name="T2">Early adopters: DIYers, tinkerers, researchers already building their own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0" draw:text-style-name="P4" draw:layer="layout" svg:width="4.419cm" svg:height="3.049cm" svg:x="17.064cm" svg:y="6.225cm">
          <text:p text:style-name="P1"><text:span text:style-name="T2">Social media contact, writing methods paper describing tools, showcases in workshops, scientific mee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1" draw:text-style-name="P4" draw:layer="layout" svg:width="6.878cm" svg:height="2.738cm" svg:x="10.216cm" svg:y="10.459cm">
          <text:p text:style-name="P1"><text:span text:style-name="T1">Researchers that make OSH</text:span></text:p>
          <text:p text:style-name="P1"><text:span text:style-name="T1">Science enthusiasts, makers, teach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2" draw:text-style-name="P4" draw:layer="layout" svg:width="4.482cm" svg:height="2.489cm" svg:x="17.002cm" svg:y="10.552cm">
          <text:p text:style-name="P1"><text:span text:style-name="T2">Workshops, Maker faires, Online, contact to publication authors, contact in social m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3" draw:text-style-name="P4" draw:layer="layout" svg:width="12.102cm" svg:height="0.746cm" svg:x="13.298cm" svg:y="0.187cm">
          <text:p text:style-name="P1"><text:span text:style-name="T3">Building Open Source Hardware following de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4" draw:text-style-name="P4" draw:layer="layout" svg:width="3.205cm" svg:height="2.209cm" svg:x="21.758cm" svg:y="10.988cm">
          <text:p text:style-name="P1"><text:span text:style-name="T4">See next slide for instruct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2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5">Go to </text:span><text:span text:style-name="T6">File</text:span><text:span text:style-name="T5"> &gt; </text:span><text:span text:style-name="T6">Make a Copy…</text:span><text:span text:style-name="T5"> to make your own canvas</text:span></text:p>
              <text:p text:style-name="P1"><text:span text:style-name="T5">See next slide for instructions</text:span></text:p>
            </draw:text-box>
          </draw:frame>
        </presentation:notes>
      </draw:page>
      <draw:page draw:name="page3" draw:style-name="dp3" draw:master-page-name="TITLE_5f_AND_5f_BODY" presentation:presentation-page-layout-name="AL2T1">
        <presentation:notes draw:style-name="dp2">
          <draw:page-thumbnail draw:name="Google Shape;66;g1b30ce0bb1_0_90:notes" draw:style-name="gr3" draw:layer="layout" svg:width="16.932cm" svg:height="9.524cm" svg:x="1.059cm" svg:y="1.905cm" draw:page-number="3" presentation:class="page"/>
          <draw:frame draw:name="Google Shape;67;g1b30ce0bb1_0_9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480000002882357E7590F6FA4E8.png" xlink:type="simple" xlink:show="embed" xlink:actuate="onLoad"/>
    <draw:fill-image draw:name="msFillBitmap_20_2" draw:display-name="msFillBitmap 2" xlink:href="Pictures/100002010000048000000288C48C2BF5D8D546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9b0d9b32d5dcda91d2f1a96dc04c645c450872bf</meta:generator>
    <dc:date>2018-09-26T15:29:18.420845429</dc:date>
    <dc:creator>André Maia Chagas</dc:creator>
    <meta:editing-duration>PT3M1S</meta:editing-duration>
    <meta:editing-cycles>1</meta:editing-cycles>
    <meta:document-statistic meta:object-count="56"/>
  </office:meta>
</office:document-meta>
</file>